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paragraph-properties fo:break-before="page"/>
    </style:style>
    <style:style style:name="P2" style:family="paragraph" style:parent-style-name="Text_20_body">
      <style:text-properties officeooo:rsid="0011b077" officeooo:paragraph-rsid="0011b077"/>
    </style:style>
    <style:style style:name="P3" style:family="paragraph" style:parent-style-name="Text_20_body">
      <style:text-properties officeooo:rsid="0011b077" officeooo:paragraph-rsid="0013992e"/>
    </style:style>
    <style:style style:name="P4" style:family="paragraph" style:parent-style-name="Text_20_body">
      <style:text-properties officeooo:rsid="0013992e" officeooo:paragraph-rsid="0013992e"/>
    </style:style>
    <style:style style:name="P5" style:family="paragraph" style:parent-style-name="Text_20_body">
      <style:text-properties officeooo:rsid="00158c47" officeooo:paragraph-rsid="00158c47"/>
    </style:style>
    <style:style style:name="P6" style:family="paragraph" style:parent-style-name="Text_20_body">
      <style:text-properties officeooo:rsid="0019e412" officeooo:paragraph-rsid="0019e412"/>
    </style:style>
    <style:style style:name="P7" style:family="paragraph" style:parent-style-name="Text_20_body" style:list-style-name="L3">
      <style:paragraph-properties fo:margin-top="0in" fo:margin-bottom="0.0201in" loext:contextual-spacing="false"/>
      <style:text-properties officeooo:rsid="001619e8" officeooo:paragraph-rsid="001619e8"/>
    </style:style>
    <style:style style:name="P8" style:family="paragraph" style:parent-style-name="Text_20_body" style:list-style-name="L3">
      <style:paragraph-properties fo:margin-top="0in" fo:margin-bottom="0.0201in" loext:contextual-spacing="false"/>
      <style:text-properties officeooo:rsid="00165a91" officeooo:paragraph-rsid="00165a91"/>
    </style:style>
    <style:style style:name="P9" style:family="paragraph" style:parent-style-name="Text_20_body" style:list-style-name="L3">
      <style:paragraph-properties fo:margin-top="0in" fo:margin-bottom="0.0201in" loext:contextual-spacing="false"/>
      <style:text-properties officeooo:rsid="001684ca" officeooo:paragraph-rsid="001684ca"/>
    </style:style>
    <style:style style:name="P10" style:family="paragraph" style:parent-style-name="Text_20_body" style:list-style-name="L3">
      <style:paragraph-properties fo:margin-top="0in" fo:margin-bottom="0.0201in" loext:contextual-spacing="false"/>
      <style:text-properties officeooo:rsid="0017dbc4" officeooo:paragraph-rsid="0017dbc4"/>
    </style:style>
    <style:style style:name="P11" style:family="paragraph" style:parent-style-name="Text_20_body" style:list-style-name="L3">
      <style:paragraph-properties fo:margin-top="0in" fo:margin-bottom="0.0201in" loext:contextual-spacing="false"/>
      <style:text-properties officeooo:rsid="001879c3" officeooo:paragraph-rsid="001879c3"/>
    </style:style>
    <style:style style:name="P12" style:family="paragraph" style:parent-style-name="Text_20_body" style:list-style-name="L3">
      <style:paragraph-properties fo:margin-top="0in" fo:margin-bottom="0.0201in" loext:contextual-spacing="false"/>
      <style:text-properties officeooo:rsid="0018cc07" officeooo:paragraph-rsid="0018cc07"/>
    </style:style>
    <style:style style:name="P13" style:family="paragraph" style:parent-style-name="Text_20_body" style:list-style-name="L3">
      <style:paragraph-properties fo:margin-top="0in" fo:margin-bottom="0.0201in" loext:contextual-spacing="false"/>
      <style:text-properties officeooo:rsid="001ac2d2" officeooo:paragraph-rsid="001ac2d2"/>
    </style:style>
    <style:style style:name="P14" style:family="paragraph" style:parent-style-name="Text_20_body" style:list-style-name="L3">
      <style:paragraph-properties fo:margin-top="0in" fo:margin-bottom="0.0201in" loext:contextual-spacing="false"/>
      <style:text-properties officeooo:rsid="001c48f8" officeooo:paragraph-rsid="001c48f8"/>
    </style:style>
    <style:style style:name="P15" style:family="paragraph" style:parent-style-name="Text_20_body" style:list-style-name="L3">
      <style:paragraph-properties fo:margin-top="0in" fo:margin-bottom="0.0201in" loext:contextual-spacing="false"/>
      <style:text-properties officeooo:rsid="001ca2f4" officeooo:paragraph-rsid="001ca2f4"/>
    </style:style>
    <style:style style:name="P16" style:family="paragraph" style:parent-style-name="Text_20_body" style:list-style-name="L3">
      <style:paragraph-properties fo:margin-top="0in" fo:margin-bottom="0.0201in" loext:contextual-spacing="false"/>
      <style:text-properties officeooo:rsid="001e448a" officeooo:paragraph-rsid="001e448a"/>
    </style:style>
    <style:style style:name="P17" style:family="paragraph" style:parent-style-name="Text_20_body" style:list-style-name="L3">
      <style:paragraph-properties fo:margin-top="0in" fo:margin-bottom="0.0201in" loext:contextual-spacing="false"/>
      <style:text-properties officeooo:rsid="001f9a8e" officeooo:paragraph-rsid="001f9a8e"/>
    </style:style>
    <style:style style:name="T1" style:family="text">
      <style:text-properties officeooo:rsid="0013992e"/>
    </style:style>
    <style:style style:name="T2" style:family="text">
      <style:text-properties fo:font-weight="bold" officeooo:rsid="0013992e" style:font-weight-asian="bold" style:font-weight-complex="bold"/>
    </style:style>
    <style:style style:name="T3" style:family="text">
      <style:text-properties fo:font-weight="bold" officeooo:rsid="00158925" style:font-weight-asian="bold" style:font-weight-complex="bold"/>
    </style:style>
    <style:style style:name="T4" style:family="text">
      <style:text-properties officeooo:rsid="00158925"/>
    </style:style>
    <style:style style:name="T5" style:family="text">
      <style:text-properties fo:font-weight="normal" officeooo:rsid="0013992e" style:font-weight-asian="normal" style:font-weight-complex="normal"/>
    </style:style>
    <style:style style:name="T6" style:family="text">
      <style:text-properties fo:font-weight="normal" officeooo:rsid="00158925" style:font-weight-asian="normal" style:font-weight-complex="normal"/>
    </style:style>
    <style:style style:name="T7" style:family="text">
      <style:text-properties officeooo:rsid="00165a9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65a91" style:font-style-asian="italic" style:font-style-complex="italic"/>
    </style:style>
    <style:style style:name="T10" style:family="text">
      <style:text-properties fo:font-style="italic" officeooo:rsid="001f9a8e" style:font-style-asian="italic" style:font-style-complex="italic"/>
    </style:style>
    <style:style style:name="T11" style:family="text">
      <style:text-properties officeooo:rsid="0017dbc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7dbc4" style:font-style-asian="normal" style:font-style-complex="normal"/>
    </style:style>
    <style:style style:name="T14" style:family="text">
      <style:text-properties fo:font-style="normal" officeooo:rsid="001f9a8e" style:font-style-asian="normal" style:font-style-complex="normal"/>
    </style:style>
    <style:style style:name="T15" style:family="text">
      <style:text-properties officeooo:rsid="001c98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Problema.</text:p>
      <text:p text:style-name="P2">Interpretar o ejecutar el código fuente en Brainfuck <text:span text:style-name="T1">proporcionado</text:span>.</text:p>
      <text:p text:style-name="P6">El procesamiento se limitará a 32 bytes.</text:p>
      <text:h text:style-name="Heading_20_3" text:outline-level="3">Datos de entrada.</text:h>
      <text:p text:style-name="P4">Archivo de código fuente (source code).</text:p>
      <text:p text:style-name="P3"><text:span text:style-name="T2">Medio:</text:span><text:span text:style-name="T5"> </text:span><text:span text:style-name="T6">A</text:span>rchivo externo.</text:p>
      <text:h text:style-name="Heading_20_3" text:outline-level="3">Datos de salida.</text:h>
      <text:p text:style-name="P5">El resultado de la ejecución del código fuente proporcionado, en formato ASCII.</text:p>
      <text:p text:style-name="P2"><text:span text:style-name="T3">Medio:</text:span><text:span text:style-name="T4"> D</text:span>ispositivo de salida estándar.</text:p>
      <text:p text:style-name="P1">Algoritmo.</text:p>
      <text:list xml:id="list4081858304391039584" text:style-name="L3">
        <text:list-item>
          <text:p text:style-name="P7">Entrada.</text:p>
        </text:list-item>
        <text:list-item>
          <text:p text:style-name="P7">Inicializar variables:</text:p>
          <text:p text:style-name="P7"><text:span text:style-name="T8">longitud</text:span> en 0, <text:span text:style-name="T9">indice</text:span><text:span text:style-name="T7"> en 0, </text:span><text:span text:style-name="T9">caracter</text:span><text:span text:style-name="T7"> en 0, arreglo </text:span><text:span text:style-name="T9">buffer</text:span><text:span text:style-name="T7"> en 0x0 de tamaño 32, </text:span><text:span text:style-name="T9">iterador</text:span><text:span text:style-name="T7"> en 0, </text:span><text:span text:style-name="T9">ignorar</text:span><text:span text:style-name="T7"> en falso.</text:span></text:p>
        </text:list-item>
        <text:list-item>
          <text:p text:style-name="P7">Lectura del archivo (source code).</text:p>
        </text:list-item>
        <text:list-item>
          <text:p text:style-name="P8">Asignar longitud del archivo a <text:span text:style-name="T8">longitud</text:span>.</text:p>
        </text:list-item>
        <text:list-item>
          <text:p text:style-name="P7">Mientras <text:span text:style-name="T9">indice</text:span><text:span text:style-name="T7"> &lt; </text:span><text:span text:style-name="T9">longitud </text:span><text:span text:style-name="T13">hacer</text:span><text:span text:style-name="T7">:</text:span></text:p>
          <text:list>
            <text:list-item>
              <text:p text:style-name="P9">Asignar caracter en <text:span text:style-name="T8">longitud</text:span> en <text:span text:style-name="T11">posición</text:span> <text:span text:style-name="T8">indice</text:span> a <text:span text:style-name="T8">caracter</text:span>.</text:p>
            </text:list-item>
            <text:list-item>
              <text:p text:style-name="P16">Si <text:span text:style-name="T8">caracter</text:span> es '[' y <text:span text:style-name="T8">buffer</text:span><text:span text:style-name="T12"> </text:span><text:span text:style-name="T14">en </text:span><text:span text:style-name="T8">iterador</text:span> es 0:</text:p>
              <text:list>
                <text:list-item>
                  <text:p text:style-name="P17">Asignar verdadero a <text:span text:style-name="T8">ignorar</text:span>.</text:p>
                </text:list-item>
              </text:list>
            </text:list-item>
            <text:list-item>
              <text:p text:style-name="P10">Según sea <text:span text:style-name="T8">caracter</text:span> hacer:</text:p>
              <text:list>
                <text:list-header>
                  <text:p text:style-name="P10">'+':</text:p>
                  <text:list>
                    <text:list-header>
                      <text:p text:style-name="P13">Incrementar valor en <text:span text:style-name="T8">buffer</text:span> en <text:span text:style-name="T8">iterador</text:span> por 1.</text:p>
                    </text:list-header>
                  </text:list>
                  <text:p text:style-name="P10">'-':</text:p>
                  <text:list text:continue-numbering="true">
                    <text:list-header>
                      <text:p text:style-name="P13">Disminuir valor en <text:span text:style-name="T8">buffer</text:span> en <text:span text:style-name="T8">iterador</text:span> por 1.</text:p>
                    </text:list-header>
                  </text:list>
                  <text:p text:style-name="P10">'<text:span text:style-name="T15">&gt;</text:span>':</text:p>
                  <text:list text:continue-numbering="true">
                    <text:list-header>
                      <text:p text:style-name="P14">Incrementar <text:span text:style-name="T8">iterador</text:span><text:span text:style-name="T12"> por 1.</text:span></text:p>
                    </text:list-header>
                  </text:list>
                  <text:p text:style-name="P10">'<text:span text:style-name="T15">&lt;</text:span>':</text:p>
                  <text:list text:continue-numbering="true">
                    <text:list-header>
                      <text:p text:style-name="P14">Disminuir <text:span text:style-name="T8">iterador</text:span><text:span text:style-name="T12"> por 1.</text:span></text:p>
                    </text:list-header>
                  </text:list>
                  <text:p text:style-name="P10">',':</text:p>
                  <text:list text:continue-numbering="true">
                    <text:list-header>
                      <text:p text:style-name="P15">Leer valor en <text:span text:style-name="T8">buffer</text:span><text:span text:style-name="T12"> en </text:span><text:span text:style-name="T8">iterador</text:span>.</text:p>
                    </text:list-header>
                  </text:list>
                  <text:p text:style-name="P10">'.':</text:p>
                  <text:list text:continue-numbering="true">
                    <text:list-header>
                      <text:p text:style-name="P15">Escribir <text:span text:style-name="T12">valor</text:span><text:span text:style-name="T8"> </text:span><text:span text:style-name="T12">en</text:span><text:span text:style-name="T8"> buffer</text:span><text:span text:style-name="T12"> en </text:span><text:span text:style-name="T8">iterador</text:span><text:span text:style-name="T12">.</text:span></text:p>
                    </text:list-header>
                  </text:list>
                </text:list-header>
              </text:list>
            </text:list-item>
            <text:list-item>
              <text:p text:style-name="P11">Fin_según.</text:p>
            </text:list-item>
            <text:list-item>
              <text:p text:style-name="P11">Aumentar <text:span text:style-name="T8">indice </text:span><text:span text:style-name="T12">por 1 y asignar a </text:span><text:span text:style-name="T8">indice</text:span>.</text:p>
            </text:list-item>
          </text:list>
        </text:list-item>
        <text:list-item>
          <text:p text:style-name="P11">Fin_mientras.</text:p>
        </text:list-item>
        <text:list-item>
          <text:p text:style-name="P12">Sali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09:23:48.284000000</meta:creation-date>
    <dc:date>2016-01-26T12:19:53.421000000</dc:date>
    <meta:editing-duration>PT55M12S</meta:editing-duration>
    <meta:editing-cycles>18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36" meta:word-count="184" meta:character-count="1076" meta:non-whitespace-character-count="941"/>
  </office:meta>
</office:document-meta>
</file>